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start" style:justify-single-word="false"/>
    </style:style>
    <style:style style:name="P4" style:family="paragraph" style:parent-style-name="Standard" style:list-style-name="L4">
      <style:paragraph-properties fo:text-align="start" style:justify-single-word="false"/>
    </style:style>
    <style:style style:name="P5" style:family="paragraph" style:parent-style-name="Standard" style:list-style-name="L4">
      <style:paragraph-properties fo:text-align="start" style:justify-single-word="false"/>
      <style:text-properties fo:font-weight="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list-style-name="L5">
      <style:paragraph-properties fo:text-align="start" style:justify-single-word="false"/>
      <style:text-properties fo:font-style="normal" style:font-style-asian="normal" style:font-style-complex="normal"/>
    </style:style>
    <style:style style:name="P11" style:family="paragraph" style:parent-style-name="Standard" style:list-style-name="L5">
      <style:paragraph-properties fo:text-align="start" style:justify-single-word="false"/>
      <style:text-properties fo:font-style="normal"/>
    </style:style>
    <style:style style:name="P12" style:family="paragraph" style:parent-style-name="Standard" style:list-style-name="L6">
      <style:paragraph-properties fo:text-align="start" style:justify-single-word="false"/>
      <style:text-properties fo:font-style="normal"/>
    </style:style>
    <style:style style:name="P13" style:family="paragraph" style:parent-style-name="Standard" style:list-style-name="L6">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list-style-name="L6"/>
    <style:style style:name="P1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3pt" fo:font-weight="normal" style:font-size-asian="11.3500003814697pt" style:font-weight-asian="normal" style:font-size-complex="13pt" style:font-weight-complex="normal"/>
    </style:style>
    <style:style style:name="T2" style:family="text">
      <style:text-properties fo:font-size="13pt" fo:font-weight="normal" style:font-size-asian="11.3500003814697pt" style:font-style-asian="normal" style:font-weight-asian="normal" style:font-size-complex="13pt" style:font-style-complex="normal" style:font-weight-complex="normal"/>
    </style:style>
    <style:style style:name="T3" style:family="text">
      <style:text-properties fo:font-size="13pt" style:font-size-asian="11.3500003814697pt" style:font-size-complex="13pt"/>
    </style:style>
    <style:style style:name="T4" style:family="text">
      <style:text-properties fo:font-size="13pt" fo:font-style="italic" style:font-size-asian="11.3500003814697pt" style:font-style-asian="italic" style:font-size-complex="13pt" style:font-style-complex="italic"/>
    </style:style>
    <style:style style:name="T5" style:family="text">
      <style:text-properties fo:font-size="13pt" fo:font-style="italic" style:font-size-asian="11.3500003814697pt" style:font-style-asian="italic" style:font-weight-asian="normal" style:font-size-complex="13pt" style:font-style-complex="italic" style:font-weight-complex="normal"/>
    </style:style>
    <style:style style:name="T6" style:family="text">
      <style:text-properties fo:font-size="13pt" fo:font-style="italic" fo:font-weight="normal" style:font-size-asian="11.3500003814697pt" style:font-style-asian="italic" style:font-weight-asian="normal" style:font-size-complex="13pt" style:font-style-complex="italic" style:font-weight-complex="normal"/>
    </style:style>
    <style:style style:name="T7" style:family="text">
      <style:text-properties fo:font-size="13pt" fo:font-style="normal" style:font-size-asian="11.3500003814697pt" style:font-style-asian="normal" style:font-size-complex="13pt" style:font-style-complex="normal"/>
    </style:style>
    <style:style style:name="T8"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9" style:family="text">
      <style:text-properties fo:font-size="13pt" fo:font-weight="bold" style:font-size-asian="11.3500003814697pt" style:font-weight-asian="bold" style:font-size-complex="13pt" style:font-weight-complex="bold"/>
    </style:style>
    <style:style style:name="T10" style:family="text">
      <style:text-properties fo:font-size="13pt" fo:font-weight="bold" style:font-size-asian="11.3500003814697pt" style:font-size-complex="13pt"/>
    </style:style>
    <style:style style:name="T11" style:family="text">
      <style:text-properties fo:font-size="13pt" fo:font-weight="bold" style:font-size-asian="11.3500003814697pt" style:font-style-asian="normal" style:font-weight-asian="bold" style:font-size-complex="13pt" style:font-style-complex="normal" style:font-weight-complex="bold"/>
    </style:style>
    <style:style style:name="T12" style:family="text">
      <style:text-properties fo:font-style="italic" style:font-style-asian="italic" style:font-style-complex="italic"/>
    </style:style>
    <style:style style:name="T13" style:family="text">
      <style:text-properties fo:font-style="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LID</text:p>
      <text:p text:style-name="P3"><text:span text:style-name="T1">SOLID is an acronym for first five basic Object Oriented Principle introduced by Micheal Feathers. OO </text:span>principles expose the dependency management aspects of OOD as opposed to the conceptualization and modeling aspects<text:span text:style-name="T1">. Here is a brief overview of first five principles which deals with class design.</text:span></text:p>
      <text:list xml:id="list445712474" text:style-name="L1">
        <text:list-item>
          <text:p text:style-name="P1"><text:span text:style-name="T3">SRP – Single Repository Principle</text:span></text:p>
          <text:p text:style-name="P15">This principle states that <text:span text:style-name="T12">a class should have one <text:s/>and only one reason to change if it doesn't then you must change your class design.</text:span></text:p>
          <text:p text:style-name="P15"><text:span text:style-name="T14">In the context of the Single Responsibility Principle we define a responsibility to be “a reason for change.” If we can think of more than one motive for changing a class, then that class has more than one responsibility.</text:span><text:span text:style-name="T12"> </text:span><text:span text:style-name="T14">So a better design approach is to separate that responsibilities in totally separate classes so that change in one class behavior doesn't effect the other class.</text:span></text:p>
          <text:p text:style-name="P15"><text:span text:style-name="T14">Consider there is a class which do computational geometry operations and interact with Rectangle class. This Computational class only need the area of the rectangle. There is another Class which need to use graphical features of the Rectangle class.</text:span></text:p>
          <text:p text:style-name="P16"><text:span text:style-name="T15">It's clear that both of these class interact with Rectangle class. Now if add these both functionalities (Computational and Graphical drawing) in Rectangle class to make design simple. Then this is the violation of SRP. There is a flaw in design because we added redundant responsibilities in Rectangle class. So a better design approach will separate these responsibilities in separate class like making another class which calculate the area of the rectangle.</text:span></text:p>
        </text:list-item>
        <text:list-item>
          <text:p text:style-name="P1"><text:span text:style-name="T7">OCP – Open Close Principle</text:span></text:p>
          <text:p text:style-name="P15"><text:span text:style-name="T14">This principle states that </text:span><text:span text:style-name="T12">a class should be open to extension and close to modifications.</text:span></text:p>
          <text:p text:style-name="P18">This means </text:p>
          <text:list>
            <text:list-item>
              <text:list>
                <text:list-header>
                  <text:p text:style-name="P18">1. <text:s/>The behavior of the module can be extended. That we can make</text:p>
                  <text:p text:style-name="P18">the module behave in new and different ways as the requirements of the application change, or to meet the needs of new applications.</text:p>
                </text:list-header>
              </text:list>
            </text:list-item>
          </text:list>
        </text:list-item>
      </text:list>
      <text:list xml:id="list1307451994" text:style-name="L2">
        <text:list-item>
          <text:list>
            <text:list-item>
              <text:list>
                <text:list-item>
                  <text:list>
                    <text:list-item>
                      <text:p text:style-name="P19">Second part of this principle forbids us to change the source code of this class. During extension no one can change the current code of this class.<text:tab/> </text:p>
                    </text:list-item>
                  </text:list>
                </text:list-item>
              </text:list>
            </text:list-item>
          </text:list>
        </text:list-item>
      </text:list>
      <text:p text:style-name="P17"><text:s text:c="12"/>Abstraction is the key for this principle. e.g</text:p>
      <text:p text:style-name="P17"><text:tab/>Assume there is a Client class which uses the services of the Server class directly. Then <text:tab/>this violates the OCP because in future if we want to use another Server then it does not <text:tab/>allow us to extend the behavior without changing the source code of this system. So a <text:tab/>better solution will be to add an abstraction between Client and Concrete Server. I-e <text:tab/>Client should use the services through an Interface. It will allow to configure any server <text:tab/>who has implemented that specific interface.</text:p>
      <text:p text:style-name="P17"><text:tab/></text:p>
      <text:p text:style-name="P17"><text:span text:style-name="T16"><text:tab/></text:span>Here are some guidelines for OCP.</text:p>
      <text:list xml:id="list890241958" text:style-name="L3">
        <text:list-item>
          <text:list>
            <text:list-item>
              <text:list>
                <text:list-item>
                  <text:p text:style-name="P20">Make all members private.</text:p>
                  <text:list>
                    <text:list-header>
                      <text:p text:style-name="P20">If members are private then there will be very least functions which will be dependent on these members.</text:p>
                    </text:list-header>
                  </text:list>
                </text:list-item>
                <text:list-item>
                  <text:p text:style-name="P20">No Global variables – ever</text:p>
                  <text:p text:style-name="P20">Just like public members global members will increase the dependency upon them so it will make design rigid.</text:p>
                </text:list-item>
                <text:list-item>
                  <text:p text:style-name="P20">RTTI – Runtime type identification is harmful</text:p>
                </text:list-item>
              </text:list>
            </text:list-item>
          </text:list>
        </text:list-item>
      </text:list>
      <text:p text:style-name="P17"><text:tab/><text:tab/>Another very common proscription is the one against dynamic_cast. It is often <text:tab/><text:tab/><text:tab/>claimed that dynamic_cast, or any form of run time type identification is <text:tab/><text:tab/><text:tab/><text:soft-page-break/><text:tab/>intrinsically dangerous and should be avoided.</text:p>
      <text:p text:style-name="P6"><text:span text:style-name="T3"><text:s text:c="4"/></text:span></text:p>
      <text:list xml:id="list176625313" text:style-name="L4">
        <text:list-item>
          <text:p text:style-name="P5"><text:span text:style-name="T10">LSP-Liskov Substitution Pinciple.</text:span></text:p>
          <text:p text:style-name="P5"><text:span text:style-name="T10"/></text:p>
          <text:p text:style-name="P4"><text:span text:style-name="T10">LSP </text:span><text:span text:style-name="T1">states that </text:span><text:span text:style-name="T5">Derived classes must be substitutable for their base classes.</text:span></text:p>
          <text:p text:style-name="P7"><text:span text:style-name="T3">It helps us to extend a valid base class. When we inherit a base class it's the behavior of the objects which we should care about not the assumed ISA relationship between parent and child class. Because it's the behavior that software is really all about.</text:span></text:p>
          <text:p text:style-name="P7"><text:span text:style-name="T3">Consider a scenario <text:s/>in which we extend Square class from a Rectangle class because it seems like square is a rectangle with equal length and height. We could set the width and height at same time when any of them changes. </text:span></text:p>
        </text:list-item>
      </text:list>
      <text:p text:style-name="P6"><text:span text:style-name="T3"><text:s text:c="11"/>But consider the case that programmer who wrote Rectangle class made an assumption <text:tab/>that width and height of rectangles are independent upon each other (Change in one does <text:tab/>not effect other). Then there will be a huge problem.</text:span></text:p>
      <text:p text:style-name="P6"><text:span text:style-name="T3"><text:tab/>The reason for this bug is the behavioral difference between Square and Rectangle class. <text:tab/>So LSP forbids this inheritance.</text:span></text:p>
      <text:p text:style-name="P6"><text:span text:style-name="T3"><text:tab/>There is a strong relationship between the LSP and the concept of Design by Contract as</text:span></text:p>
      <text:p text:style-name="P6"><text:span text:style-name="T3"><text:tab/>expounded by Bertrand Meyer. Using this scheme, methods of classes declare <text:tab/>preconditions and postconditions. The preconditions must be true in order for the <text:tab/>method to execute. Upon completion, the method guarantees that the postcondition will <text:tab/>be true. when using an object through its base class interface, the user knows only the <text:tab/>preconditions and postconditions of the base class. Thus, derived objects must not <text:tab/>expect such users to obey preconditions that are stronger then those required by the base <text:tab/>class. That is, they must accept anything that the base class could accept. Also, derived <text:tab/>classes must conform to all the postconditions of the base. That is, their behaviors and <text:tab/>outputs must not violate any of the constraints established for the base class.</text:span></text:p>
      <text:p text:style-name="P6"><text:span text:style-name="T3"/></text:p>
      <text:list xml:id="list2005326239" text:style-name="L5">
        <text:list-item>
          <text:p text:style-name="P8"><text:span text:style-name="T9">ISP- Interface Segregation Principle</text:span></text:p>
          <text:list>
            <text:list-header>
              <text:p text:style-name="P11"><text:span text:style-name="T2">ISP states that </text:span><text:span text:style-name="T4">Make fine grained interfaces that are client specific.</text:span></text:p>
              <text:p text:style-name="P10"><text:span text:style-name="T3">This principle deals with the disadvantages of “fat or polluted” interfaces. Classes that have “fat” interfaces are classes whose interfaces are not cohesive. Fat <text:s/>interfaces are those interfaces which can be broken up into groups of member functions. Each group serves a different set of clients. Thus some clients use one group of member functions, and other clients use the other groups.</text:span></text:p>
            </text:list-header>
            <text:list-item>
              <text:p text:style-name="P10"><text:span text:style-name="T3">Clients should not be forced to depend upon interfaces that they do not use</text:span></text:p>
            </text:list-item>
            <text:list-item>
              <text:p text:style-name="P10"><text:span text:style-name="T3">Clients depending on a subset of interfaces need to change when other clients using a different subset changes.</text:span></text:p>
            </text:list-item>
          </text:list>
        </text:list-item>
      </text:list>
      <text:p text:style-name="P9"><text:span text:style-name="T3"><text:tab/>So if there are any fat interfaces which have some extra or non-related functions to a <text:tab/>client then put them in another set of functions which belongs to the proper client so that <text:tab/>changing the requirement for one client or function don't effect the other one.</text:span></text:p>
      <text:list xml:id="list698977062" text:style-name="L6">
        <text:list-item>
          <text:p text:style-name="P13"><text:span text:style-name="T3">DIP – Dependency Inversion Principle</text:span></text:p>
          <text:p text:style-name="P12"><text:span text:style-name="T11"><text:s/></text:span><text:span text:style-name="T2">DIP states that </text:span><text:span text:style-name="T6">Depend on abstractions, not on concretions. </text:span><text:span text:style-name="T2">It means that abstractions or interfaces should not be dependent on implementations.</text:span></text:p>
          <text:p text:style-name="P12">DIP says that High level modules should not depend on low level modules. Both should depend on abstractions.</text:p>
          <text:p text:style-name="P14"><text:soft-page-break/><text:span text:style-name="T13">A</text:span>s to why it is important, in short: changes are risky, and by depending on a concept instead of on an implementation, you reduce the need for change at call sites.</text:p>
        </text:list-item>
      </text:list>
      <text:p text:style-name="Standard"><text:tab/>Effectively, the DIP reduces coupling between different pieces of code. The idea is that although <text:tab/>there are many ways of implementing, say, a logging facility, the way you would use it should <text:tab/>be relatively stable in time. If you can extract an interface that represents the concept of logging, <text:tab/>this interface should be much more stable in time than its implementation, and call sites should <text:tab/>be much less affected by changes you could make while maintaining or extending that logging <text:tab/>mechanism.</text:p>
      <text:p text:style-name="Standard"><text:tab/>By also making the implementation depend on an interface, you get the possibility to choose at <text:tab/>run-time which implementation is better suited for your particular environment. Depending on <text:tab/>the cases, this may be interesting too.</text:p>
      <text:list xml:id="list165774270" text:continue-numbering="true" text:style-name="L6">
        <text:list-header>
          <text:p text:style-name="P1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7T16:07:00</meta:creation-date>
    <dc:date>2014-07-07T17:28:15</dc:date>
    <meta:editing-duration>PT1H9M43S</meta:editing-duration>
    <meta:editing-cycles>35</meta:editing-cycles>
    <meta:generator>LibreOffice/3.5$Linux_X86_64 LibreOffice_project/350m1$Build-2</meta:generator>
    <meta:document-statistic meta:table-count="0" meta:image-count="0" meta:object-count="0" meta:page-count="3" meta:paragraph-count="44" meta:word-count="1172" meta:character-count="6502" meta:non-whitespace-character-count="5900"/>
  </office:meta>
</office:document-meta>
</file>